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Приложение 1. Формат текстового описания варианта использования.</text:h>
      <text:p text:style-name="Standard">&lt;Название должно быть в виде краткой фразы с глаголом в неопределенной форме совершенного вида и отражать цель&gt;</text:p>
      <text:p text:style-name="Standard"><text:span text:style-name="T1">Контекст использования:</text:span> &lt;более длинное предложение цели, при необходимости условия ее нормального достижения&gt;</text:p>
      <text:p text:style-name="Standard"><text:span text:style-name="T1">Область действия:</text:span> &lt;область действия проектирования, в которой разрабатываемая система рассматривается как «черный ящик»&gt;</text:p>
      <text:p text:style-name="Standard"><text:span text:style-name="T1">Уровень:</text:span> &lt;один из следующих: обобщенный, цели пользователя, подфункции&gt;</text:p>
      <text:p text:style-name="Standard"><text:span text:style-name="T1">Основное действующее лицо:</text:span> &lt;ролевое имя для основного действующего лица или описание&gt;</text:p>
      <text:p text:style-name="Standard"><text:span text:style-name="T1">Участники и интересы:</text:span> &lt;список участников и ключевых интересов в данном варианте использования&gt;</text:p>
      <text:p text:style-name="Standard"><text:span text:style-name="T1">Предусловие:</text:span> &lt;то, что, как ожидается, уже имеет место&gt;</text:p>
      <text:p text:style-name="Standard"><text:span text:style-name="T1">Минимальные гарантии:</text:span> &lt;как защищаются интересы участников при всех исходах&gt;</text:p>
      <text:p text:style-name="Standard"><text:span text:style-name="T1">Гарантии успеха:</text:span> &lt;что имеет место, если цель достигнута&gt;</text:p>
      <text:p text:style-name="Standard"><text:span text:style-name="T1">Триггер:</text:span> &lt;то, что запускает вариант использования, возможно, временное событие&gt;</text:p>
      <text:p text:style-name="Standard"><text:span text:style-name="T1">Основной сценарий: </text:span></text:p>
      <text:p text:style-name="Standard">&lt;запишите здесь шаги сценария от триггера до достижения цели и затем какую-либо очистку&gt; &lt;номер шага&gt; &lt;описание действия&gt;</text:p>
      <text:p text:style-name="Standard"><text:span text:style-name="T1">Расширения: </text:span></text:p>
      <text:p text:style-name="Standard">&lt;запишите здесь по одному расширению, каждое из которых обращается к шагу основного сценария&gt;</text:p>
      <text:p text:style-name="Standard">&lt;изменяемый шаг&gt; &lt;условие&gt;: &lt;действие или подчиненный вариант использования&gt;</text:p>
      <text:p text:style-name="Standard">&lt;изменяемый шаг&gt; &lt;условие&gt;: &lt;действие или подчиненный вариант использования&gt;</text:p>
      <text:p text:style-name="Standard"><text:span text:style-name="T1">Список изменений в технологии и данных:</text:span></text:p>
      <text:p text:style-name="Standard">&lt;запишите здесь изменения, которые в итоге вызовут ветвление в сценарии&gt;</text:p>
      <text:p text:style-name="Standard">&lt;номер шага или изменения&gt; &lt;список изменений&gt;</text:p>
      <text:p text:style-name="Standard">&lt;номер шага или изменения&gt; &lt;список изменений&gt;</text:p>
      <text:p text:style-name="Standard"><text:span text:style-name="T1">Вспомогательная информация:</text:span></text:p>
      <text:p text:style-name="Standard">&lt;то, что необходимо для проекта в качестве дополнительной информации&gt;</text:p>
      <text:p text:style-name="Standard"><text:bookmark text:name="Bookmar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ихаил Кузьминых</meta:initial-creator>
    <meta:creation-date>2023-06-01T20:32:30.60</meta:creation-date>
    <meta:document-statistic meta:table-count="0" meta:image-count="0" meta:object-count="0" meta:page-count="1" meta:paragraph-count="23" meta:word-count="202" meta:character-count="1612"/>
    <dc:date>2023-06-01T20:32:53.80</dc:date>
    <dc:creator>Михаил Кузьминых</dc:creator>
    <meta:editing-duration>PT23S</meta:editing-duration>
    <meta:editing-cycles>1</meta:editing-cycles>
    <meta:generator>OpenOffice/4.1.14$Win32 OpenOffice.org_project/4114m1$Build-9811</meta:generator>
  </office:meta>
</office:document-meta>
</file>